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style:style style:name="P2" style:family="paragraph" style:parent-style-name="Standard" style:list-style-name="L2">
      <style:paragraph-properties fo:margin-left="2.501cm" fo:margin-right="0cm" fo:text-indent="0cm" style:auto-text-indent="false"/>
      <style:text-properties style:font-name="Tahoma"/>
    </style:style>
    <style:style style:name="P3" style:family="paragraph" style:parent-style-name="Standard" style:list-style-name="L3">
      <style:paragraph-properties fo:margin-left="2.501cm" fo:margin-right="0cm" fo:text-indent="0cm" style:auto-text-indent="false"/>
      <style:text-properties style:font-name="Tahoma"/>
    </style:style>
    <style:style style:name="P4" style:family="paragraph" style:parent-style-name="Standard" style:list-style-name="L4">
      <style:paragraph-properties fo:margin-left="2.501cm" fo:margin-right="0cm" fo:text-indent="0cm" style:auto-text-indent="false"/>
      <style:text-properties style:font-name="Tahoma"/>
    </style:style>
    <style:style style:name="P5" style:family="paragraph" style:parent-style-name="Standard" style:list-style-name="L5">
      <style:paragraph-properties fo:margin-left="2.501cm" fo:margin-right="0cm" fo:text-indent="0cm" style:auto-text-indent="false"/>
      <style:text-properties style:font-name="Tahoma"/>
    </style:style>
    <style:style style:name="P6" style:family="paragraph" style:parent-style-name="Standard" style:list-style-name="L6">
      <style:paragraph-properties fo:margin-left="2.501cm" fo:margin-right="0cm" fo:text-indent="0cm" style:auto-text-indent="false"/>
      <style:text-properties style:font-name="Tahoma"/>
    </style:style>
    <style:style style:name="P7" style:family="paragraph" style:parent-style-name="Standard" style:list-style-name="L7">
      <style:paragraph-properties fo:margin-left="2.501cm" fo:margin-right="0cm" fo:text-indent="0cm" style:auto-text-indent="false"/>
      <style:text-properties style:font-name="Tahoma"/>
    </style:style>
    <style:style style:name="P8" style:family="paragraph" style:parent-style-name="Standard" style:list-style-name="L11">
      <style:paragraph-properties fo:margin-left="2.501cm" fo:margin-right="0cm" fo:text-indent="0cm" style:auto-text-indent="false"/>
      <style:text-properties style:font-name="Tahoma"/>
    </style:style>
    <style:style style:name="P9" style:family="paragraph" style:parent-style-name="Standard" style:list-style-name="L2">
      <style:paragraph-properties fo:margin-left="2.501cm" fo:margin-right="0cm" fo:text-indent="0cm" style:auto-text-indent="false"/>
    </style:style>
    <style:style style:name="P10" style:family="paragraph" style:parent-style-name="Standard" style:list-style-name="L3">
      <style:paragraph-properties fo:margin-left="2.501cm" fo:margin-right="0cm" fo:text-indent="0cm" style:auto-text-indent="false"/>
    </style:style>
    <style:style style:name="P11" style:family="paragraph" style:parent-style-name="Standard" style:list-style-name="L4">
      <style:paragraph-properties fo:margin-left="2.501cm" fo:margin-right="0cm" fo:text-indent="0cm" style:auto-text-indent="false"/>
    </style:style>
    <style:style style:name="P12" style:family="paragraph" style:parent-style-name="Standard" style:list-style-name="L5">
      <style:paragraph-properties fo:margin-left="2.501cm" fo:margin-right="0cm" fo:text-indent="0cm" style:auto-text-indent="false"/>
    </style:style>
    <style:style style:name="P13" style:family="paragraph" style:parent-style-name="Standard" style:list-style-name="L6">
      <style:paragraph-properties fo:margin-left="2.501cm" fo:margin-right="0cm" fo:text-indent="0cm" style:auto-text-indent="false"/>
    </style:style>
    <style:style style:name="P14" style:family="paragraph" style:parent-style-name="Standard" style:list-style-name="L7">
      <style:paragraph-properties fo:margin-left="2.501cm" fo:margin-right="0cm" fo:text-indent="0cm" style:auto-text-indent="false"/>
    </style:style>
    <style:style style:name="P15" style:family="paragraph" style:parent-style-name="Standard" style:list-style-name="L9">
      <style:paragraph-properties fo:margin-left="2.501cm" fo:margin-right="0cm" fo:text-indent="0cm" style:auto-text-indent="false"/>
    </style:style>
    <style:style style:name="P16" style:family="paragraph" style:parent-style-name="Standard" style:list-style-name="L11">
      <style:paragraph-properties fo:margin-left="2.501cm" fo:margin-right="0cm" fo:text-indent="0cm" style:auto-text-indent="false"/>
    </style:style>
    <style:style style:name="T1" style:family="text">
      <style:text-properties style:font-name="Tahoma"/>
    </style:style>
    <style:style style:name="T2" style:family="text">
      <style:text-properties style:font-name="Liberation Sans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16015051" text:style-name="L1">
        <text:list-item>
          <text:p text:style-name="P1">Fonctionnalités</text:p>
        </text:list-item>
      </text:list>
      <text:list xml:id="list1915476103" text:style-name="L2">
        <text:list-item>
          <text:p text:style-name="P9"><text:span text:style-name="T1">Description :</text:span></text:p>
          <text:list>
            <text:list-item>
              <text:p text:style-name="P9"><text:span text:style-name="T1">Gestion de multi-langage</text:span></text:p>
            </text:list-item>
          </text:list>
        </text:list-item>
        <text:list-item>
          <text:p text:style-name="P9"><text:span text:style-name="T1">Fonctionnalités</text:span></text:p>
          <text:list>
            <text:list-item>
              <text:p text:style-name="P9"><text:span text:style-name="T1">Références</text:span></text:p>
              <text:list>
                <text:list-item>
                  <text:p text:style-name="P2"><text:a xlink:type="simple" xlink:href="http://www.poedit.net/">http://www.poedit.net/</text:a></text:p>
                </text:list-item>
                <text:list-item>
                  <text:p text:style-name="P2"><text:a xlink:type="simple" xlink:href="http://www.purebasic.fr/english/viewtopic.php?t=29082&amp;postdays=0&amp;postorder=asc&amp;start=0">http://www.purebasic.fr/english/viewtopic.php?t=29082&amp;postdays=0&amp;postorder=asc&amp;start=0</text:a></text:p>
                </text:list-item>
                <text:list-item>
                  <text:p text:style-name="P2"><text:a xlink:type="simple" xlink:href="http://hikage.developpez.com/java/tutoriel/spring/i18n/internationalisation/base-donnees/">http://hikage.developpez.com/java/tutoriel/spring/i18n/internationalisation/base-donnees/</text:a></text:p>
                </text:list-item>
                <text:list-item>
                  <text:p text:style-name="P2"><text:a xlink:type="simple" xlink:href="http://www.siteduzero.com/tuto-3-31585-1-traduire-son-programme-avec-qt-linguist.html">http://www.siteduzero.com/tuto-3-31585-1-traduire-son-programme-avec-qt-linguist.html</text:a></text:p>
                </text:list-item>
              </text:list>
            </text:list-item>
            <text:list-item>
              <text:p text:style-name="P2">Fichier PST contient toutes les langues traduites</text:p>
            </text:list-item>
            <text:list-item>
              <text:p text:style-name="P2">Stockage </text:p>
              <text:list>
                <text:list-item>
                  <text:p text:style-name="P2">Fichier INI :</text:p>
                  <text:list>
                    <text:list-item>
                      <text:p text:style-name="P2"><text:a xlink:type="simple" xlink:href="http://franckh.developpez.com/clang/doc/1.0/clang-doc-1.0.html">http://franckh.developpez.com/clang/doc/1.0/clang-doc-1.0.html</text:a></text:p>
                    </text:list-item>
                  </text:list>
                </text:list-item>
                <text:list-item>
                  <text:p text:style-name="P2">BD (SQLite)</text:p>
                </text:list-item>
                <text:list-item>
                  <text:p text:style-name="P2">Stockage dans une Linked List « clé_langue_locale_traduction »</text:p>
                </text:list-item>
                <text:list-item>
                  <text:p text:style-name="P2">Loading BD à chq loading de langue </text:p>
                </text:list-item>
              </text:list>
            </text:list-item>
            <text:list-item>
              <text:p text:style-name="P2">Tables :</text:p>
              <text:list>
                <text:list-item>
                  <text:p text:style-name="P2">Identifier</text:p>
                  <text:list>
                    <text:list-item>
                      <text:p text:style-name="P2">id_id</text:p>
                    </text:list-item>
                    <text:list-item>
                      <text:p text:style-name="P2">id_key</text:p>
                    </text:list-item>
                  </text:list>
                </text:list-item>
                <text:list-item>
                  <text:p text:style-name="P2">Translation</text:p>
                  <text:list>
                    <text:list-item>
                      <text:p text:style-name="P2">trans_id.l</text:p>
                    </text:list-item>
                    <text:list-item>
                      <text:p text:style-name="P2">FK_id_id.l</text:p>
                    </text:list-item>
                    <text:list-item>
                      <text:p text:style-name="P2">FK_lng_id.l</text:p>
                    </text:list-item>
                    <text:list-item>
                      <text:p text:style-name="P2">trans_content.s</text:p>
                    </text:list-item>
                  </text:list>
                </text:list-item>
                <text:list-item>
                  <text:p text:style-name="P2">Lang</text:p>
                  <text:list>
                    <text:list-item>
                      <text:p text:style-name="P2">lng_id.l</text:p>
                    </text:list-item>
                    <text:list-item>
                      <text:p text:style-name="P2">lng_lang.s</text:p>
                    </text:list-item>
                    <text:list-item>
                      <text:p text:style-name="P2">lng_locale.s</text:p>
                    </text:list-item>
                  </text:list>
                </text:list-item>
              </text:list>
            </text:list-item>
            <text:list-item>
              <text:p text:style-name="P2">Génération de code</text:p>
            </text:list-item>
            <text:list-item>
              <text:p text:style-name="P2">Procédure ou table basé sur une constantisation des identifiers #{id_key}</text:p>
            </text:list-item>
          </text:list>
        </text:list-item>
      </text:list>
      <text:list xml:id="list1865971052" text:continue-list="list1916015051" text:style-name="L1">
        <text:list-item>
          <text:p text:style-name="P1">Roadmap</text:p>
          <text:list>
            <text:list-item>
              <text:p text:style-name="P1">0.1</text:p>
            </text:list-item>
          </text:list>
        </text:list-item>
      </text:list>
      <text:list xml:id="list48859531" text:style-name="L3">
        <text:list-item>
          <text:p text:style-name="P10"><text:span text:style-name="T1">Interface (PoEdit)</text:span></text:p>
          <text:list>
            <text:list-item>
              <text:p text:style-name="P10"><text:span text:style-name="T1">ListIconGadget (Original Langage) : http://www.poedit.net/screenshots/poedit-clearlooks.png</text:span></text:p>
            </text:list-item>
            <text:list-item>
              <text:p text:style-name="P3">2 EditorGadget juste en dessous</text:p>
            </text:list-item>
          </text:list>
        </text:list-item>
        <text:list-item>
          <text:p text:style-name="P3">Génération des fichiers INI</text:p>
        </text:list-item>
        <text:list-item>
          <text:p text:style-name="P3">Sauvegarde PST</text:p>
        </text:list-item>
        <text:list-item>
          <text:p text:style-name="P3">Chargement PST</text:p>
        </text:list-item>
        <text:list-item>
          <text:p text:style-name="P3">Module : Ajouter une langue</text:p>
        </text:list-item>
      </text:list>
      <text:list xml:id="list1815968822" text:continue-list="list1865971052" text:style-name="L1">
        <text:list-item>
          <text:list>
            <text:list-item>
              <text:p text:style-name="P1">0.2</text:p>
            </text:list-item>
          </text:list>
        </text:list-item>
      </text:list>
      <text:list xml:id="list1887115679" text:style-name="L4">
        <text:list-item>
          <text:p text:style-name="P11"><text:soft-page-break/><text:span text:style-name="T1">Ajouter une entrée à traduire</text:span></text:p>
        </text:list-item>
        <text:list-item>
          <text:p text:style-name="P4">Editer une entrée à traduire</text:p>
        </text:list-item>
        <text:list-item>
          <text:p text:style-name="P4">Module : Supprimer une langue</text:p>
        </text:list-item>
        <text:list-item>
          <text:p text:style-name="P4">Module : Editer une langue</text:p>
        </text:list-item>
        <text:list-item>
          <text:p text:style-name="P4">Pour chq lng, infos du traducteur</text:p>
          <text:list>
            <text:list-item>
              <text:p text:style-name="P4"><text:a xlink:type="simple" xlink:href="http://www.poedit.net/screenshots/xp2.png">http://www.poedit.net/screenshots/xp2.png</text:a></text:p>
            </text:list-item>
          </text:list>
        </text:list-item>
      </text:list>
      <text:list xml:id="list1926036522" text:continue-list="list1815968822" text:style-name="L1">
        <text:list-item>
          <text:list>
            <text:list-item>
              <text:p text:style-name="P1">0.3</text:p>
            </text:list-item>
          </text:list>
        </text:list-item>
      </text:list>
      <text:list xml:id="list1121186708" text:style-name="L5">
        <text:list-item>
          <text:p text:style-name="P12"><text:span text:style-name="T1">Dictionnaire : BD</text:span></text:p>
        </text:list-item>
        <text:list-item>
          <text:p text:style-name="P5">Dictionnaire : Créer un dictionnaire</text:p>
        </text:list-item>
        <text:list-item>
          <text:p text:style-name="P5">Dictionnaire : Ajouter le contenu d'une langue au dictionnaire</text:p>
        </text:list-item>
        <text:list-item>
          <text:p text:style-name="P5">Dictionnaire : Envoyer un dictionnaire à jour</text:p>
        </text:list-item>
        <text:list-item>
          <text:p text:style-name="P5">Dictionnaire : Recevoir le dictionnaire à jour</text:p>
        </text:list-item>
      </text:list>
      <text:list xml:id="list213108397" text:continue-list="list1926036522" text:style-name="L1">
        <text:list-item>
          <text:list>
            <text:list-item>
              <text:p text:style-name="P1">0.4</text:p>
            </text:list-item>
          </text:list>
        </text:list-item>
      </text:list>
      <text:list xml:id="list582541751" text:style-name="L6">
        <text:list-item>
          <text:p text:style-name="P13"><text:span text:style-name="T1">Admin Online : Valider les entrées du dictionnaire</text:span></text:p>
        </text:list-item>
        <text:list-item>
          <text:p text:style-name="P6">Admin Online : Supprimer une entrée du dictionnaire</text:p>
        </text:list-item>
        <text:list-item>
          <text:p text:style-name="P6">Définir la langue par défaut</text:p>
        </text:list-item>
        <text:list-item>
          <text:p text:style-name="P6">Génération de code pour lire ces fichiers de langue</text:p>
        </text:list-item>
        <text:list-item>
          <text:p text:style-name="P6">Propriétés</text:p>
          <text:list>
            <text:list-item>
              <text:p text:style-name="P6">Pourcentage de traduction faites</text:p>
            </text:list-item>
            <text:list-item>
              <text:p text:style-name="P6">(http://www.poedit.net/translations.php)</text:p>
            </text:list-item>
          </text:list>
        </text:list-item>
      </text:list>
      <text:list xml:id="list2133980450" text:continue-list="list213108397" text:style-name="L1">
        <text:list-item>
          <text:list>
            <text:list-item>
              <text:p text:style-name="P1">0.5</text:p>
            </text:list-item>
          </text:list>
        </text:list-item>
      </text:list>
      <text:list xml:id="list1377774636" text:style-name="L7">
        <text:list-item>
          <text:p text:style-name="P14"><text:span text:style-name="T1">Module : Recherche</text:span></text:p>
          <text:list>
            <text:list-item>
              <text:p text:style-name="P14"><text:a xlink:type="simple" xlink:href="http://www.poedit.net/screenshots/snapshot3.png"><text:span text:style-name="T1">http://www.poedit.net/screenshots/snapshot3.png</text:span></text:a></text:p>
            </text:list-item>
          </text:list>
        </text:list-item>
        <text:list-item>
          <text:p text:style-name="P7">Module : Parsing PB Files pour rechercher strings à traduire</text:p>
        </text:list-item>
        <text:list-item>
          <text:p text:style-name="P7">Supprimer une entrée à traduire</text:p>
        </text:list-item>
        <text:list-item>
          <text:p text:style-name="P7">Module : Traduire automatiquement via le dictionnaire</text:p>
        </text:list-item>
        <text:list-item>
          <text:p text:style-name="P7">Module : Bloquer une langue</text:p>
        </text:list-item>
      </text:list>
      <text:list xml:id="list2083336226" text:continue-list="list2133980450" text:style-name="L1">
        <text:list-item>
          <text:list>
            <text:list-item>
              <text:p text:style-name="P1">0.6</text:p>
            </text:list-item>
          </text:list>
        </text:list-item>
      </text:list>
      <text:list xml:id="list811835195" text:style-name="L11">
        <text:list-item>
          <text:p text:style-name="P16"><text:span text:style-name="T1">Import / Export</text:span></text:p>
          <text:list>
            <text:list-item>
              <text:p text:style-name="P16"><text:span text:style-name="T1">nxScribe</text:span></text:p>
            </text:list-item>
          </text:list>
        </text:list-item>
      </text:list>
      <text:list xml:id="list1124423870" text:continue-list="list2083336226" text:style-name="L1">
        <text:list-item>
          <text:list>
            <text:list-item>
              <text:p text:style-name="P1">0.7</text:p>
            </text:list-item>
          </text:list>
        </text:list-item>
      </text:list>
      <text:list xml:id="list318504733" text:continue-list="list811835195" text:style-name="L11">
        <text:list-item>
          <text:p text:style-name="P8">Import / Export</text:p>
          <text:list>
            <text:list-item>
              <text:p text:style-name="P8">po</text:p>
              <text:list>
                <text:list-item>
                  <text:p text:style-name="P8"><text:a xlink:type="simple" xlink:href="http://www.purebasic.fr/english/viewtopic.php?t=26739&amp;highlight">http://www.purebasic.fr/english/viewtopic.php?t=26739&amp;highlight</text:a>=</text:p>
                </text:list-item>
              </text:list>
            </text:list-item>
          </text:list>
        </text:list-item>
      </text:list>
      <text:list xml:id="list524448647" text:continue-list="list1124423870" text:style-name="L1">
        <text:list-item>
          <text:list>
            <text:list-item>
              <text:p text:style-name="P1">0.8</text:p>
            </text:list-item>
          </text:list>
        </text:list-item>
      </text:list>
      <text:list xml:id="list517377417" text:style-name="L9">
        <text:list-item>
          <text:p text:style-name="P15"><text:span text:style-name="T1">Dictionnaire Online :</text:span></text:p>
        </text:list-item>
      </text:list>
      <text:list xml:id="list1881527974" text:continue-list="list318504733" text:style-name="L11">
        <text:list-item>
          <text:list>
            <text:list-item>
              <text:p text:style-name="P8"><text:span text:style-name="T1">Upload du fichier Online</text:span></text:p>
            </text:list-item>
          </text:list>
        </text:list-item>
        <text:list-item>
          <text:p text:style-name="P8"><text:span text:style-name="T1">Correction orthographique</text:span></text:p>
        </text:list-item>
      </text:list>
      <text:list xml:id="list1888591695" text:continue-list="list524448647" text:style-name="L1">
        <text:list-item>
          <text:list>
            <text:list-item>
              <text:p text:style-name="P1">0.9</text:p>
            </text:list-item>
          </text:list>
        </text:list-item>
      </text:list>
      <text:list xml:id="list776510781" text:continue-list="list1881527974" text:style-name="L11">
        <text:list-item>
          <text:p text:style-name="P16"><text:span text:style-name="T1">Internationalisation &amp; Localisation</text:span></text:p>
          <text:list>
            <text:list-item>
              <text:p text:style-name="P16"><text:a xlink:type="simple" xlink:href="http://blog.developpez.com/index.php?blog=102&amp;title=l_internationalisation_arrive_enfin_en_e&amp;more=1&amp;c=1&amp;tb=1&amp;pb=1"><text:span text:style-name="T1">http://blog.developpez.com/index.php?blog=102&amp;title=l_internationalisation_arrive_enfin_en_e&amp;more=1&amp;c=1&amp;tb=1&amp;pb=1</text:span></text:a></text:p>
            </text:list-item>
          </text:list>
        </text:list-item>
      </text:list>
      <text:list xml:id="list1777587913" text:continue-list="list1888591695" text:style-name="L1">
        <text:list-item>
          <text:list>
            <text:list-item>
              <text:p text:style-name="P1">1.0</text:p>
            </text:list-item>
          </text:list>
        </text:list-item>
        <text:list-item>
          <text:p text:style-name="P1">Améliorations</text:p>
        </text:list-item>
      </text:list>
      <text:list xml:id="list1577642854" text:continue-list="list776510781" text:style-name="L11">
        <text:list-item>
          <text:p text:style-name="P8"><text:a xlink:type="simple" xlink:href="http://www.purebasic.fr/english/viewtopic.php?t=26729&amp;highlight=language">http://www.purebasic.fr/english/viewtopic.php?t=26729&amp;highlight=language</text:a></text:p>
        </text:list-item>
        <text:list-item>
          <text:p text:style-name="P8">Gestion de catégor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20:42:43</dc:date>
    <dc:creator>Franck </dc:creator>
    <meta:editing-duration>PT00H12M59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2" meta:paragraph-count="86" meta:word-count="342" meta:character-count="2503"/>
  </office:meta>
</office:document-meta>
</file>